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4f51c"/>
    </style:style>
    <style:style style:name="P2" style:family="paragraph" style:parent-style-name="Standard">
      <style:text-properties officeooo:rsid="000ecd32" officeooo:paragraph-rsid="000ecd32"/>
    </style:style>
    <style:style style:name="P3" style:family="paragraph" style:parent-style-name="Standard">
      <style:text-properties officeooo:paragraph-rsid="001029b2"/>
    </style:style>
    <style:style style:name="P4" style:family="paragraph" style:parent-style-name="Standard">
      <style:text-properties officeooo:rsid="0012f18a" officeooo:paragraph-rsid="0012f18a"/>
    </style:style>
    <style:style style:name="P5" style:family="paragraph" style:parent-style-name="Standard">
      <style:paragraph-properties fo:text-align="end" style:justify-single-word="false"/>
      <style:text-properties fo:font-style="italic" officeooo:rsid="00133c52" officeooo:paragraph-rsid="00133c52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33c52" officeooo:paragraph-rsid="00133c52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officeooo:rsid="0014f51c" officeooo:paragraph-rsid="0014f51c"/>
    </style:style>
    <style:style style:name="P8" style:family="paragraph" style:parent-style-name="Text_20_body">
      <style:paragraph-properties fo:text-align="center" style:justify-single-word="false"/>
      <style:text-properties officeooo:paragraph-rsid="0014f5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c824" style:font-weight-asian="normal" style:font-weight-complex="normal"/>
    </style:style>
    <style:style style:name="T4" style:family="text">
      <style:text-properties fo:font-weight="normal" officeooo:rsid="0011d5d4" style:font-weight-asian="normal" style:font-weight-complex="normal"/>
    </style:style>
    <style:style style:name="T5" style:family="text">
      <style:text-properties fo:font-weight="normal" officeooo:rsid="001029b2" style:font-weight-asian="normal" style:font-weight-complex="normal"/>
    </style:style>
    <style:style style:name="T6" style:family="text">
      <style:text-properties fo:font-weight="normal" officeooo:rsid="0014c56e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1d5d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29b2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d5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33c5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c56e" style:font-style-asian="normal" style:font-weight-asian="normal" style:font-style-complex="normal" style:font-weight-complex="normal"/>
    </style:style>
    <style:style style:name="T14" style:family="text">
      <style:text-properties officeooo:rsid="0014f51c"/>
    </style:style>
    <style:style style:name="T15" style:family="text">
      <style:text-properties style:font-name="Liberation Sans" fo:font-size="18.2000007629395pt" fo:font-weight="bold" officeooo:rsid="0014f51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officeooo:rsid="0015b2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...] This shows the scope of the latest polemic that is undermining the campaign of the <text:span text:style-name="T1">incumbent </text:span><text:span text:style-name="T2">president, who is being strongly criticized for his contempt for veterans.</text:span></text:p>
      <text:p text:style-name="P2"><text:span text:style-name="T2"/></text:p>
      <text:p text:style-name="P3"><text:span text:style-name="T5">The pubication of an article in </text:span><text:span text:style-name="T9">The Atlantic</text:span><text:span text:style-name="T5"> magazine, quoting</text:span><text:span text:style-name="T3"> some</text:span><text:span text:style-name="T5"> unpleasant words by Donald Trump, </text:span><text:span text:style-name="T3">has further heightened the tension of an already particularly aggressive presidential campaign in the U.S.</text:span><text:span text:style-name="T4"> "</text:span><text:span text:style-name="T8">The Atlantic</text:span><text:span text:style-name="T11"> article is not true,</text:span><text:span text:style-name="T13">"</text:span><text:span text:style-name="T4"> reacted Melania Trump on Twitter. </text:span><text:span text:style-name="T6">"</text:span><text:span text:style-name="T4">It has become a very dangerous time when anonymous sources are believed above all else, without anyone knowing their motivations. This is not journalism -- it's activism. And it is a disservice to the people of our great nation," the First Lady added.</text:span></text:p>
      <text:p text:style-name="P3"><text:span text:style-name="T4"/></text:p>
      <text:p text:style-name="P4"><text:span text:style-name="T4">B</text:span><text:span text:style-name="T2">ut according to </text:span><text:span text:style-name="T7">The Atlantic</text:span><text:span text:style-name="T10">, he just didn't see the point in going to the cemetery. "Why should I go to that cemetery ? It's filled with losers," he a</text:span><text:span text:style-name="T12">lleged</text:span><text:span text:style-name="T10">ly said to some of his team members, </text:span><text:span text:style-name="T12">as reported in the monthly magazine which only cites anonymous sources.</text:span></text:p>
      <text:p text:style-name="P4"><text:span text:style-name="T12"/></text:p>
      <text:p text:style-name="P4"><text:span text:style-name="T12"/></text:p>
      <text:p text:style-name="P5"><text:span text:style-name="T2">Traduction d'après HuffPost, 5 Septembre 2020</text:span></text:p>
      <text:p text:style-name="P5"><text:span text:style-name="T2"/></text:p>
      <text:p text:style-name="P6"><text:span text:style-name="T2"/></text:p>
      <text:h text:style-name="P1" text:outline-level="1"><text:span text:style-name="T14">Alarming Signals on Wall Street Two Months Before the </text:span><text:span text:style-name="T15">Amercian</text:span><text:span text:style-name="T14"> Presidential Election(s?)</text:span></text:h>
      <text:p text:style-name="P8"/>
      <text:p text:style-name="P7">In a week, The Nasdaq technology stock index<text:span text:style-name="T16"> lost 10%. </text:span></text:p>
      <text:p text:style-name="P8"/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1:05:46.557747913</meta:creation-date>
    <meta:generator>LibreOffice/6.4.7.2$Linux_X86_64 LibreOffice_project/40$Build-2</meta:generator>
    <dc:date>2021-09-29T12:25:19.168752439</dc:date>
    <meta:editing-duration>PT14M22S</meta:editing-duration>
    <meta:editing-cycles>5</meta:editing-cycles>
    <meta:document-statistic meta:table-count="0" meta:image-count="0" meta:object-count="0" meta:page-count="1" meta:paragraph-count="7" meta:word-count="189" meta:character-count="1159" meta:non-whitespace-character-count="974"/>
  </office:meta>
</office:document-meta>
</file>